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Web" style:master-page-name="MP0" style:family="paragraph">
      <style:paragraph-properties fo:break-before="page"/>
    </style:style>
    <style:style style:name="P2" style:parent-style-name="NormalWeb" style:list-style-name="LFO1" style:family="paragraph"/>
    <style:style style:name="P3" style:parent-style-name="NormalWeb" style:list-style-name="LFO1" style:family="paragraph"/>
    <style:style style:name="P4" style:parent-style-name="NormalWeb" style:list-style-name="LFO1" style:family="paragraph"/>
    <style:style style:name="P5" style:parent-style-name="NormalWeb" style:list-style-name="LFO1" style:family="paragraph"/>
    <style:style style:name="P6" style:parent-style-name="NormalWeb" style:list-style-name="LFO1" style:family="paragraph"/>
    <style:style style:name="P7" style:parent-style-name="NormalWeb" style:list-style-name="LFO1" style:family="paragraph"/>
    <style:style style:name="P8" style:parent-style-name="NormalWeb" style:list-style-name="LFO1" style:family="paragraph"/>
    <style:style style:name="P9" style:parent-style-name="NormalWeb" style:list-style-name="LFO1" style:family="paragraph"/>
    <style:style style:name="P10" style:parent-style-name="NormalWeb" style:list-style-name="LFO1" style:family="paragraph"/>
    <style:style style:name="P11" style:parent-style-name="NormalWeb" style:list-style-name="LFO1" style:family="paragraph"/>
    <style:style style:name="P12" style:parent-style-name="NormalWeb" style:list-style-name="LFO1" style:family="paragraph"/>
    <style:style style:name="P13" style:parent-style-name="NormalWeb" style:list-style-name="LFO1" style:family="paragraph"/>
    <style:style style:name="P14" style:parent-style-name="NormalWeb" style:list-style-name="LFO1" style:family="paragraph"/>
    <style:style style:name="P15" style:parent-style-name="NormalWeb" style:list-style-name="LFO1" style:family="paragraph"/>
    <style:style style:name="P16" style:parent-style-name="Standard" style:family="paragraph">
      <style:text-properties fo:language="fr" fo:country="FR"/>
    </style:style>
  </office:automatic-styles>
  <office:body>
    <office:text text:use-soft-page-breaks="true">
      <text:p text:style-name="P1">Pour ces exemples, nous prendrons en compte le fait que nous avons ce tableau :</text:p>
      <text:p text:style-name="NormalWeb"><text:span text:style-name="CodeHTML">let fruits = ['pomme', 'banane', 'poire', 'fraise']</text:span></text:p>
      <text:p text:style-name="NormalWeb">Ainsi, voici les principales fonctionnalités :</text:p>
      <text:list text:style-name="LFO1" text:continue-numbering="true">
        <text:list-item>
          <text:p text:style-name="P2">fruits<text:span text:style-name="Élevé">.length</text:span><text:s/>: retourne le nombre d'éléments dans le tableau (ici retourne 4)</text:p>
        </text:list-item>
        <text:list-item>
          <text:p text:style-name="P3">fruits<text:span text:style-name="Élevé">[0]</text:span><text:s/>: sélectionne le premier élément</text:p>
        </text:list-item>
        <text:list-item>
          <text:p text:style-name="P4">fruits<text:span text:style-name="Élevé">[length - 1]</text:span><text:s/>: sélectionne le dernier élément</text:p>
        </text:list-item>
        <text:list-item>
          <text:p text:style-name="P5">fruits<text:span text:style-name="Élevé">.push(</text:span>'pamplemousse'<text:span text:style-name="Élevé">)</text:span><text:s/>: ajoute un élément à la fin du tableau</text:p>
        </text:list-item>
        <text:list-item>
          <text:p text:style-name="P6">fruits<text:span text:style-name="Élevé">.unshift(</text:span>'pamplemousse'<text:span text:style-name="Élevé">)</text:span><text:s/>: ajoute un élément au début du tableau</text:p>
        </text:list-item>
        <text:list-item>
          <text:p text:style-name="P7">fruits<text:span text:style-name="Élevé">.pop()</text:span><text:s/>: supprime le dernier élément</text:p>
        </text:list-item>
        <text:list-item>
          <text:p text:style-name="P8">fruits<text:span text:style-name="Élevé">.shift()</text:span><text:s/>: supprime le premier élément</text:p>
        </text:list-item>
        <text:list-item>
          <text:p text:style-name="P9">fruits<text:span text:style-name="Élevé">.indexOf(</text:span>'banane'<text:span text:style-name="Élevé">)</text:span><text:s/>: retourne l'index d'un élément</text:p>
        </text:list-item>
        <text:list-item>
          <text:p text:style-name="P10">fruits<text:span text:style-name="Élevé">.join()</text:span><text:s/>: concatène les éléments dans une chaîne de caractères avec virgules, mais il est possible de spécifier un autre séparateur dans les paranthèses</text:p>
        </text:list-item>
        <text:list-item>
          <text:p text:style-name="P11">fruits<text:span text:style-name="Élevé">.slice()</text:span><text:s/>: crée une copie du tableau (à associer à une autre variable donc)</text:p>
        </text:list-item>
        <text:list-item>
          <text:p text:style-name="P12">fruits<text:span text:style-name="Élevé">.splice([début], [nbASupprimer], [élément(s)])</text:span><text:s/>: retire, remplace ou ajoute des éléments.</text:p>
          <text:list text:continue-numbering="true">
            <text:list-item>
              <text:p text:style-name="P13"><text:span text:style-name="Élevé">Début</text:span><text:s/>: l'index à partir duquel commencer le changement, si négatif, part de la fin du tableau</text:p>
            </text:list-item>
            <text:list-item>
              <text:p text:style-name="P14"><text:span text:style-name="Élevé">nbASupprimer</text:span><text:s/>: un entier indiquant le nombre d'éléments à retirer ou remplacer</text:p>
            </text:list-item>
            <text:list-item>
              <text:p text:style-name="P15"><text:span text:style-name="Élevé">Element(s)</text:span><text:s/>: les éléments à ajouter à partir du début précisé. Si aucun élément n'est spécifié, alors n'en ajoutera pas.</text:p>
            </text:list-item>
          </text:list>
        </text:list-item>
      </text:list>
      <text:p text:style-name="P1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fr" fo:country="FR" style:language-asian="fr" style:country-asian="FR" style:language-complex="ar" style:country-complex="SA" fo:hyphenate="true"/>
    </style:style>
    <style:style style:name="CodeHTML" style:display-name="Code HTML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gwenael le pierres</dc:creator>
    <meta:creation-date>2009-04-16T11:32:00Z</meta:creation-date>
    <dc:date>2022-05-09T08:54:00Z</dc:date>
    <meta:template xlink:href="Normal.dotm" xlink:type="simple"/>
    <meta:editing-cycles>4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1" meta:paragraph-count="2" meta:word-count="195" meta:character-count="1268" meta:row-count="8" meta:non-whitespace-character-count="1075"/>
  </office:meta>
</office:document-meta>
</file>